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6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T1" style:family="text">
      <style:text-properties fo:color="#000000" style:font-name="F" fo:font-size="11pt" fo:font-weight="bold" style:text-underline-style="none" style:text-underline-color="font-color" fo:font-style="normal"/>
    </style:style>
    <style:style style:name="T2" style:family="text">
      <style:text-properties fo:color="#000000" style:font-name="F" fo:font-size="11pt"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022" table:default-cell-style-name="ce4"/>
        <table:table-column table:style-name="co1" table:number-columns-repeated="100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<text:span text:style-name="T1">X1</text:span></text:p>
          </table:table-cell>
          <table:table-cell table:style-name="ce5" office:value-type="string" calcext:value-type="string">
            <text:p><text:span text:style-name="T1">total_bill</text:span></text:p>
          </table:table-cell>
          <table:table-cell table:style-name="ce5" office:value-type="string" calcext:value-type="string">
            <text:p><text:span text:style-name="T1">tip</text:span></text:p>
          </table:table-cell>
          <table:table-cell table:style-name="ce5" office:value-type="string" calcext:value-type="string">
            <text:p><text:span text:style-name="T1">sex</text:span></text:p>
          </table:table-cell>
          <table:table-cell table:style-name="ce5" office:value-type="string" calcext:value-type="string">
            <text:p><text:span text:style-name="T1">smoker</text:span></text:p>
          </table:table-cell>
          <table:table-cell table:style-name="ce5" office:value-type="string" calcext:value-type="string">
            <text:p><text:span text:style-name="T1">day</text:span></text:p>
          </table:table-cell>
          <table:table-cell table:style-name="ce5" office:value-type="string" calcext:value-type="string">
            <text:p><text:span text:style-name="T1">time</text:span></text:p>
          </table:table-cell>
          <table:table-cell table:style-name="ce5" office:value-type="string" calcext:value-type="string">
            <text:p><text:span text:style-name="T1">size</text:span></text:p>
          </table:table-cell>
          <table:table-cell table:style-name="ce5" table:number-columns-repeated="20"/>
          <table:table-cell table:number-columns-repeated="10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16.99" calcext:value-type="float">
            <text:p>16.99</text:p>
          </table:table-cell>
          <table:table-cell table:style-name="ce6" office:value-type="float" office:value="1.01" calcext:value-type="float">
            <text:p>1.01</text:p>
          </table:table-cell>
          <table:table-cell table:style-name="ce6" office:value-type="string" calcext:value-type="string">
            <text:p><text:span text:style-name="T2">Female</text:span></text:p>
          </table:table-cell>
          <table:table-cell table:style-name="ce6" office:value-type="string" calcext:value-type="string">
            <text:p><text:span text:style-name="T2">No</text:span></text:p>
          </table:table-cell>
          <table:table-cell table:style-name="ce6" office:value-type="string" calcext:value-type="string">
            <text:p><text:span text:style-name="T2">Sun</text:span></text:p>
          </table:table-cell>
          <table:table-cell table:style-name="ce6" office:value-type="string" calcext:value-type="string">
            <text:p><text:span text:style-name="T2">Dinner</text:span>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34" calcext:value-type="float">
            <text:p>10.34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1" calcext:value-type="float">
            <text:p>21.0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68" calcext:value-type="float">
            <text:p>23.68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.59" calcext:value-type="float">
            <text:p>24.59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29" calcext:value-type="float">
            <text:p>25.29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77" calcext:value-type="float">
            <text:p>8.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88" calcext:value-type="float">
            <text:p>26.88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04" calcext:value-type="float">
            <text:p>15.04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78" calcext:value-type="float">
            <text:p>14.78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27" calcext:value-type="float">
            <text:p>10.27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26" calcext:value-type="float">
            <text:p>35.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42" calcext:value-type="float">
            <text:p>15.42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43" calcext:value-type="float">
            <text:p>18.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83" calcext:value-type="float">
            <text:p>14.83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58" calcext:value-type="float">
            <text:p>21.58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33" calcext:value-type="float">
            <text:p>10.33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29" calcext:value-type="float">
            <text:p>16.29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97" calcext:value-type="float">
            <text:p>16.9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65" calcext:value-type="float">
            <text:p>20.65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92" calcext:value-type="float">
            <text:p>17.92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29" calcext:value-type="float">
            <text:p>20.29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77" calcext:value-type="float">
            <text:p>15.77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.42" calcext:value-type="float">
            <text:p>39.42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82" calcext:value-type="float">
            <text:p>19.82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81" calcext:value-type="float">
            <text:p>17.81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37" calcext:value-type="float">
            <text:p>13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69" calcext:value-type="float">
            <text:p>12.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.7" calcext:value-type="float">
            <text:p>21.7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65" calcext:value-type="float">
            <text:p>19.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55" calcext:value-type="float">
            <text:p>9.5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.35" calcext:value-type="float">
            <text:p>18.3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06" calcext:value-type="float">
            <text:p>15.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.69" calcext:value-type="float">
            <text:p>20.6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78" calcext:value-type="float">
            <text:p>17.78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.06" calcext:value-type="float">
            <text:p>24.0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.31" calcext:value-type="float">
            <text:p>16.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93" calcext:value-type="float">
            <text:p>16.93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.69" calcext:value-type="float">
            <text:p>18.69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.27" calcext:value-type="float">
            <text:p>31.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04" calcext:value-type="float">
            <text:p>16.04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.46" calcext:value-type="float">
            <text:p>17.46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94" calcext:value-type="float">
            <text:p>13.94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68" calcext:value-type="float">
            <text:p>9.68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.4" calcext:value-type="float">
            <text:p>30.4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.29" calcext:value-type="float">
            <text:p>18.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.23" calcext:value-type="float">
            <text:p>22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.4" calcext:value-type="float">
            <text:p>32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.55" calcext:value-type="float">
            <text:p>28.55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04" calcext:value-type="float">
            <text:p>18.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54" calcext:value-type="float">
            <text:p>12.5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29" calcext:value-type="float">
            <text:p>10.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.81" calcext:value-type="float">
            <text:p>34.81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94" calcext:value-type="float">
            <text:p>9.94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.56" calcext:value-type="float">
            <text:p>25.56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.49" calcext:value-type="float">
            <text:p>19.49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38.01" calcext:value-type="float">
            <text:p>38.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2">Male</text:span></text:p>
          </table:table-cell>
          <table:table-cell table:style-name="ce6" office:value-type="string" calcext:value-type="string">
            <text:p><text:span text:style-name="T2">Yes</text:span></text:p>
          </table:table-cell>
          <table:table-cell table:style-name="ce6" office:value-type="string" calcext:value-type="string">
            <text:p><text:span text:style-name="T2">Sat</text:span></text:p>
          </table:table-cell>
          <table:table-cell table:style-name="ce6" office:value-type="string" calcext:value-type="string">
            <text:p><text:span text:style-name="T2">Dinner</text:span>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.41" calcext:value-type="float">
            <text:p>26.4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24" calcext:value-type="float">
            <text:p>11.24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.27" calcext:value-type="float">
            <text:p>48.27</text:p>
          </table:table-cell>
          <table:table-cell office:value-type="float" office:value="6.73" calcext:value-type="float">
            <text:p>6.7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.29" calcext:value-type="float">
            <text:p>20.29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81" calcext:value-type="float">
            <text:p>13.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02" calcext:value-type="float">
            <text:p>11.02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29" calcext:value-type="float">
            <text:p>18.29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59" calcext:value-type="float">
            <text:p>17.59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.08" calcext:value-type="float">
            <text:p>20.08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.45" calcext:value-type="float">
            <text:p>16.45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07" calcext:value-type="float">
            <text:p>3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1" calcext:value-type="float">
            <text:p>1</text:p>
          </table:table-cell>
          <table:table-cell table:number-columns-repeated="11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.23" calcext:value-type="float">
            <text:p>20.23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.01" calcext:value-type="float">
            <text:p>15.01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02" calcext:value-type="float">
            <text:p>12.02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.07" calcext:value-type="float">
            <text:p>17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.86" calcext:value-type="float">
            <text:p>26.86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28" calcext:value-type="float">
            <text:p>25.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73" calcext:value-type="float">
            <text:p>14.7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51" calcext:value-type="float">
            <text:p>10.5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.92" calcext:value-type="float">
            <text:p>17.92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.76" calcext:value-type="float">
            <text:p>22.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29" calcext:value-type="float">
            <text:p>17.29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.44" calcext:value-type="float">
            <text:p>19.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66" calcext:value-type="float">
            <text:p>16.6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07" calcext:value-type="float">
            <text:p>10.07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1" calcext:value-type="float">
            <text:p>1</text:p>
          </table:table-cell>
          <table:table-cell table:number-columns-repeated="11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.68" calcext:value-type="float">
            <text:p>32.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.98" calcext:value-type="float">
            <text:p>15.98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.83" calcext:value-type="float">
            <text:p>34.83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03" calcext:value-type="float">
            <text:p>13.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.28" calcext:value-type="float">
            <text:p>18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.71" calcext:value-type="float">
            <text:p>24.71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.16" calcext:value-type="float">
            <text:p>21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.97" calcext:value-type="float">
            <text:p>28.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.49" calcext:value-type="float">
            <text:p>22.4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75" calcext:value-type="float">
            <text:p>5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.32" calcext:value-type="float">
            <text:p>16.3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.75" calcext:value-type="float">
            <text:p>22.7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.17" calcext:value-type="float">
            <text:p>40.17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.28" calcext:value-type="float">
            <text:p>27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03" calcext:value-type="float">
            <text:p>12.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.01" calcext:value-type="float">
            <text:p>21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46" calcext:value-type="float">
            <text:p>12.4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35" calcext:value-type="float">
            <text:p>11.3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.38" calcext:value-type="float">
            <text:p>15.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.3" calcext:value-type="float">
            <text:p>44.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.42" calcext:value-type="float">
            <text:p>22.42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.92" calcext:value-type="float">
            <text:p>20.92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.36" calcext:value-type="float">
            <text:p>15.36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.49" calcext:value-type="float">
            <text:p>20.49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.21" calcext:value-type="float">
            <text:p>25.21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.24" calcext:value-type="float">
            <text:p>18.24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31" calcext:value-type="float">
            <text:p>14.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1" calcext:value-type="float">
            <text:p>1</text:p>
          </table:table-cell>
          <table:table-cell table:number-columns-repeated="11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8.07" calcext:value-type="float">
            <text:p>38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.95" calcext:value-type="float">
            <text:p>23.95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71" calcext:value-type="float">
            <text:p>25.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.31" calcext:value-type="float">
            <text:p>17.3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.93" calcext:value-type="float">
            <text:p>29.93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.65" calcext:value-type="float">
            <text:p>10.6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.43" calcext:value-type="float">
            <text:p>12.4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.08" calcext:value-type="float">
            <text:p>24.08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69" calcext:value-type="float">
            <text:p>11.69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42" calcext:value-type="float">
            <text:p>13.42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26" calcext:value-type="float">
            <text:p>14.2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95" calcext:value-type="float">
            <text:p>15.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48" calcext:value-type="float">
            <text:p>12.48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9.8" calcext:value-type="float">
            <text:p>29.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6" calcext:value-type="float">
            <text:p>6</text:p>
          </table:table-cell>
          <table:table-cell table:number-columns-repeated="11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52" calcext:value-type="float">
            <text:p>8.52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52" calcext:value-type="float">
            <text:p>14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38" calcext:value-type="float">
            <text:p>11.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82" calcext:value-type="float">
            <text:p>22.82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.08" calcext:value-type="float">
            <text:p>19.0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.27" calcext:value-type="float">
            <text:p>20.27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17" calcext:value-type="float">
            <text:p>11.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26" calcext:value-type="float">
            <text:p>12.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.26" calcext:value-type="float">
            <text:p>18.26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51" calcext:value-type="float">
            <text:p>8.5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.33" calcext:value-type="float">
            <text:p>10.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.15" calcext:value-type="float">
            <text:p>14.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.16" calcext:value-type="float">
            <text:p>13.1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47" calcext:value-type="float">
            <text:p>17.4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.3" calcext:value-type="float">
            <text:p>34.3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6" calcext:value-type="float">
            <text:p>6</text:p>
          </table:table-cell>
          <table:table-cell table:number-columns-repeated="11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1.19" calcext:value-type="float">
            <text:p>41.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5" calcext:value-type="float">
            <text:p>5</text:p>
          </table:table-cell>
          <table:table-cell table:number-columns-repeated="11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.05" calcext:value-type="float">
            <text:p>27.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6" calcext:value-type="float">
            <text:p>6</text:p>
          </table:table-cell>
          <table:table-cell table:number-columns-repeated="11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.43" calcext:value-type="float">
            <text:p>16.4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35" calcext:value-type="float">
            <text:p>8.3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.64" calcext:value-type="float">
            <text:p>18.64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87" calcext:value-type="float">
            <text:p>11.87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.78" calcext:value-type="float">
            <text:p>9.78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51" calcext:value-type="float">
            <text:p>7.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.07" calcext:value-type="float">
            <text:p>14.0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.13" calcext:value-type="float">
            <text:p>13.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.26" calcext:value-type="float">
            <text:p>17.2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55" calcext:value-type="float">
            <text:p>24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.77" calcext:value-type="float">
            <text:p>19.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.85" calcext:value-type="float">
            <text:p>29.85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5" calcext:value-type="float">
            <text:p>5</text:p>
          </table:table-cell>
          <table:table-cell table:number-columns-repeated="11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.17" calcext:value-type="float">
            <text:p>48.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6" calcext:value-type="float">
            <text:p>6</text:p>
          </table:table-cell>
          <table:table-cell table:number-columns-repeated="11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.39" calcext:value-type="float">
            <text:p>13.39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49" calcext:value-type="float">
            <text:p>16.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.5" calcext:value-type="float">
            <text:p>2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66" calcext:value-type="float">
            <text:p>12.6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.21" calcext:value-type="float">
            <text:p>16.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.81" calcext:value-type="float">
            <text:p>13.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.51" calcext:value-type="float">
            <text:p>17.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.52" calcext:value-type="float">
            <text:p>24.52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.76" calcext:value-type="float">
            <text:p>20.76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.71" calcext:value-type="float">
            <text:p>31.7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59" calcext:value-type="float">
            <text:p>10.59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63" calcext:value-type="float">
            <text:p>10.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0.81" calcext:value-type="float">
            <text:p>50.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.81" calcext:value-type="float">
            <text:p>15.81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25" calcext:value-type="float">
            <text:p>7.25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1.85" calcext:value-type="float">
            <text:p>31.85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.82" calcext:value-type="float">
            <text:p>16.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2.9" calcext:value-type="float">
            <text:p>32.9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.89" calcext:value-type="float">
            <text:p>17.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.48" calcext:value-type="float">
            <text:p>14.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.63" calcext:value-type="float">
            <text:p>34.63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4.65" calcext:value-type="float">
            <text:p>34.65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.33" calcext:value-type="float">
            <text:p>23.33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5.35" calcext:value-type="float">
            <text:p>45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3.17" calcext:value-type="float">
            <text:p>23.1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.55" calcext:value-type="float">
            <text:p>40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69" calcext:value-type="float">
            <text:p>20.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5" calcext:value-type="float">
            <text:p>5</text:p>
          </table:table-cell>
          <table:table-cell table:number-columns-repeated="11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.9" calcext:value-type="float">
            <text:p>20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0.46" calcext:value-type="float">
            <text:p>30.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5" calcext:value-type="float">
            <text:p>5</text:p>
          </table:table-cell>
          <table:table-cell table:number-columns-repeated="11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.15" calcext:value-type="float">
            <text:p>18.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.1" calcext:value-type="float">
            <text:p>23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.69" calcext:value-type="float">
            <text:p>15.6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un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.81" calcext:value-type="float">
            <text:p>19.81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.44" calcext:value-type="float">
            <text:p>28.44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.48" calcext:value-type="float">
            <text:p>15.48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.58" calcext:value-type="float">
            <text:p>16.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56" calcext:value-type="float">
            <text:p>7.56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34" calcext:value-type="float">
            <text:p>10.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3.11" calcext:value-type="float">
            <text:p>43.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51" calcext:value-type="float">
            <text:p>13.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.71" calcext:value-type="float">
            <text:p>18.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74" calcext:value-type="float">
            <text:p>12.74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.4" calcext:value-type="float">
            <text:p>16.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.53" calcext:value-type="float">
            <text:p>20.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.47" calcext:value-type="float">
            <text:p>1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.59" calcext:value-type="float">
            <text:p>26.59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8.73" calcext:value-type="float">
            <text:p>38.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.27" calcext:value-type="float">
            <text:p>24.27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76" calcext:value-type="float">
            <text:p>12.76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06" calcext:value-type="float">
            <text:p>30.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.89" calcext:value-type="float">
            <text:p>25.89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8.33" calcext:value-type="float">
            <text:p>48.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.27" calcext:value-type="float">
            <text:p>13.2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8.17" calcext:value-type="float">
            <text:p>28.1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9" calcext:value-type="float">
            <text:p>12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.15" calcext:value-type="float">
            <text:p>28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5" calcext:value-type="float">
            <text:p>5</text:p>
          </table:table-cell>
          <table:table-cell table:number-columns-repeated="11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59" calcext:value-type="float">
            <text:p>11.5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74" calcext:value-type="float">
            <text:p>7.74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0.14" calcext:value-type="float">
            <text:p>30.14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.16" calcext:value-type="float">
            <text:p>12.1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.42" calcext:value-type="float">
            <text:p>13.42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.58" calcext:value-type="float">
            <text:p>8.58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1" calcext:value-type="float">
            <text:p>1</text:p>
          </table:table-cell>
          <table:table-cell table:number-columns-repeated="11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.98" calcext:value-type="float">
            <text:p>15.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.42" calcext:value-type="float">
            <text:p>13.42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6.27" calcext:value-type="float">
            <text:p>16.2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.09" calcext:value-type="float">
            <text:p>10.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Fri</text:span></text:p>
          </table:table-cell>
          <table:table-cell office:value-type="string" calcext:value-type="string">
            <text:p><text:span text:style-name="T2">Lunch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.45" calcext:value-type="float">
            <text:p>20.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.28" calcext:value-type="float">
            <text:p>13.28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.12" calcext:value-type="float">
            <text:p>22.12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.01" calcext:value-type="float">
            <text:p>24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4" calcext:value-type="float">
            <text:p>4</text:p>
          </table:table-cell>
          <table:table-cell table:number-columns-repeated="11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.69" calcext:value-type="float">
            <text:p>15.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61" calcext:value-type="float">
            <text:p>11.61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77" calcext:value-type="float">
            <text:p>10.77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.53" calcext:value-type="float">
            <text:p>15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07" calcext:value-type="float">
            <text:p>10.0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.83" calcext:value-type="float">
            <text:p>32.83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5.83" calcext:value-type="float">
            <text:p>35.83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9.03" calcext:value-type="float">
            <text:p>29.03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3" calcext:value-type="float">
            <text:p>3</text:p>
          </table:table-cell>
          <table:table-cell table:number-columns-repeated="11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7.18" calcext:value-type="float">
            <text:p>27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.67" calcext:value-type="float">
            <text:p>22.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Yes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7.82" calcext:value-type="float">
            <text:p>17.82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<text:span text:style-name="T2">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Sat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.78" calcext:value-type="float">
            <text:p>18.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Female</text:span></text:p>
          </table:table-cell>
          <table:table-cell office:value-type="string" calcext:value-type="string">
            <text:p><text:span text:style-name="T2">No</text:span></text:p>
          </table:table-cell>
          <table:table-cell office:value-type="string" calcext:value-type="string">
            <text:p><text:span text:style-name="T2">Thur</text:span></text:p>
          </table:table-cell>
          <table:table-cell office:value-type="string" calcext:value-type="string">
            <text:p><text:span text:style-name="T2">Dinner</text:span></text:p>
          </table:table-cell>
          <table:table-cell office:value-type="float" office:value="2" calcext:value-type="float">
            <text:p>2</text:p>
          </table:table-cell>
          <table:table-cell table:number-columns-repeated="1117"/>
        </table:table-row>
        <table:table-row table:style-name="ro2">
          <table:table-cell table:number-columns-repeated="1125"/>
        </table:table-row>
      </table:table>
      <table:named-expressions/>
      <table:database-ranges>
        <table:database-range table:name="__Anonymous_Sheet_DB__0" table:target-range-address="Sheet1.A1:Sheet1.H2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scale-to="100%"/>
      <style:header-style>
        <style:header-footer-properties fo:min-height="1.0453in"/>
      </style:header-style>
      <style:footer-style>
        <style:header-footer-properties fo:min-height="1.0453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81bce3cd17f5e01886721863a4fa0d99f91033a6</meta:generator>
    <meta:initial-creator/>
    <meta:creation-date/>
    <meta:editing-cycles>1</meta:editing-cycles>
    <meta:editing-duration>PT1H1M58S</meta:editing-duration>
    <dc:date>2023-04-20T16:34:33.932984095</dc:date>
    <meta:document-statistic meta:table-count="1" meta:cell-count="1960" meta:object-count="0"/>
  </office:meta>
</office:document-meta>
</file>